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59mm"/>
    </style:style>
    <style:style style:name="co3" style:family="table-column">
      <style:table-column-properties fo:break-before="auto" style:column-width="31.61mm"/>
    </style:style>
    <style:style style:name="co4" style:family="table-column">
      <style:table-column-properties fo:break-before="auto" style:column-width="24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</style:style>
    <style:style style:name="ce5" style:family="table-cell" style:parent-style-name="Default">
      <style:table-cell-properties fo:background-color="#ffff00" style:diagonal-bl-tr="none" style:diagonal-tl-br="none" fo:border="0.74pt solid #000000" style:rotation-align="none"/>
    </style:style>
    <style:style style:name="ce6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6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9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13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-complex="Ari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rganization" table:style-name="ta1">
        <table:table-column table:style-name="co1" table:default-cell-style-name="Default"/>
        <table:table-column table:style-name="co1" table:number-columns-repeated="14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1" table:default-cell-style-name="ce16"/>
        <table:table-column table:style-name="co1" table:number-columns-repeated="3" table:default-cell-style-name="ce10"/>
        <table:table-column table:style-name="co1" table:default-cell-style-name="ce19"/>
        <table:table-column table:style-name="co4" table:default-cell-style-name="ce19"/>
        <table:table-column table:style-name="co1" table:default-cell-style-name="ce19"/>
        <table:table-column table:style-name="co1" table:number-columns-repeated="3" table:default-cell-style-name="ce3"/>
        <table:table-column table:style-name="co1" table:number-columns-repeated="2" table:default-cell-style-name="ce6"/>
        <table:table-column table:style-name="co1" table:number-columns-repeated="4" table:default-cell-style-name="ce3"/>
        <table:table-column table:style-name="co1" table:default-cell-style-name="ce21"/>
        <table:table-column table:style-name="co1" table:number-columns-repeated="3" table:default-cell-style-name="ce3"/>
        <table:table-row table:style-name="ro1">
          <table:table-cell/>
          <table:table-cell table:style-name="Default" table:number-columns-repeated="14"/>
          <table:table-cell table:number-columns-repeated="2"/>
          <table:table-cell table:style-name="Default" table:number-columns-repeated="21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Project_Na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dule_Na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case_I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everit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Dat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re-condi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ing_Type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Brief_Description</text:p>
          </table:table-cell>
          <table:covered-table-cell table:style-name="ce4"/>
          <table:table-cell table:style-name="ce5" office:value-type="string" calcext:value-type="string">
            <text:p>Step_Number</text:p>
          </table:table-cell>
          <table:table-cell table:style-name="ce1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"/>
          <table:table-cell table:style-name="ce1" office:value-type="string" calcext:value-type="string" table:number-columns-spanned="3" table:number-rows-spanned="1">
            <text:p>Expected_Result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Actual_Result</text:p>
          </table:table-cell>
          <table:covered-table-cell table:number-columns-repeated="2" table:style-name="ce1"/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Comments</text:p>
          </table:table-cell>
          <table:table-cell table:style-name="ce1" office:value-type="string" calcext:value-type="string" table:number-columns-spanned="2" table:number-rows-spanned="1">
            <text:p>Author_Na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eviewed_By</text:p>
          </table:table-cell>
          <table:covered-table-cell table:style-name="ce1"/>
          <table:table-cell table:style-name="ce13" office:value-type="string" calcext:value-type="string" table:number-columns-spanned="2" table:number-rows-spanned="1">
            <text:p>Reviewed_Date/</text:p>
            <text:p>Approved_Dat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pproved_By</text:p>
          </table:table-cell>
          <table:covered-table-cell table:style-name="ce1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_1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After login user should able to click </text:p>
            <text:p>On organizations</text:p>
          </table:table-cell>
          <table:covered-table-cell table:style-name="ce3"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Organization page should be open</text:p>
            <text:p> After clicking on organization featur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table:style-name="Default"/>
          <table:table-cell table:style-name="ce8" table:number-columns-spanned="4" table:number-rows-spanned="1"/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_2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After login user should able </text:p>
            <text:p>To click  On create organizations</text:p>
          </table:table-cell>
          <table:covered-table-cell table:style-name="ce3"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Create Organization page should be open  </text:p>
            <text:p>After clicking on Create </text:p>
            <text:p>Organization featur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/>
          <table:covered-table-cell office:value-type="string" calcext:value-type="string">
            <text:p><text:s/>After clicking on organization feature</text:p>
          </table:covered-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create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table:style-name="Default"/>
          <table:table-cell table:style-name="ce8" table:number-columns-spanned="4" table:number-rows-spanned="1"/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_3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After login user should able to click </text:p>
            <text:p>On Search in organizations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Search in organizations</text:span> page </text:p>
            <text:p>should be open</text:p>
            <text:p><text:span text:style-name="T1"> After clicking on Search </text:span></text:p>
            <text:p><text:span text:style-name="T1">In organizations</text:span> featur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Search i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table:style-name="Default"/>
          <table:table-cell table:style-name="ce8" table:number-columns-spanned="4" table:number-rows-spanned="1"/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_4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After login user should able to click </text:p>
            <text:p>On Open Calender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Calender</text:span> popup </text:p>
            <text:p>should be open</text:p>
            <text:p><text:span text:style-name="T1"> After clicking on Open Calender</text:span> featur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Open Calender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/>
          <table:table-cell table:style-name="ce3" table:number-columns-repeated="4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_5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After login user should able to click </text:p>
            <text:p>On Show world clock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Clock</text:span> pop-up </text:p>
            <text:p>should be open</text:p>
            <text:p><text:span text:style-name="T1"> After clicking on Show world clock</text:span> featur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Show world clock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/>
          <table:table-cell table:style-name="ce3" table:number-columns-repeated="4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_6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After login user should able to click </text:p>
            <text:p>On Open Calculator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Calculator</text:span> pop-up </text:p>
            <text:p>should be open</text:p>
            <text:p><text:span text:style-name="T1"> After clicking on Open Calculator</text:span> featur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Open Calculator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/>
          <table:table-cell table:style-name="ce3" table:number-columns-repeated="4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_7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After login user should able to click </text:p>
            <text:p>On Chat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Chat window</text:span> pop-up</text:p>
            <text:p>should be open</text:p>
            <text:p><text:span text:style-name="T1"> After clicking on chat</text:span> featur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Chat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/>
          <table:table-cell table:style-name="ce3" table:number-columns-repeated="4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_8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After login user should able to click </text:p>
            <text:p>On Last Viewed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Last Viewed pop-up</text:span></text:p>
            <text:p>should be open</text:p>
            <text:p><text:span text:style-name="T1"> After clicking on Last Viewed feature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Last Viewed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/>
          <table:table-cell table:style-name="ce3" table:number-columns-repeated="4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_9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After login user should able to click </text:p>
            <text:p>On Import Organizati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 Import Organization details</text:span></text:p>
            <text:p>should be open</text:p>
            <text:p><text:span text:style-name="T1"> After clicking on</text:span></text:p>
            <text:p><text:span text:style-name="T1">Import Organization feature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<text:s/>Import Organization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/>
          <table:table-cell table:style-name="ce3" table:number-columns-repeated="4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_10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After login user should able to click </text:p>
            <text:p>On Export Organizati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Export Organization details</text:span></text:p>
            <text:p>should be open</text:p>
            <text:p><text:span text:style-name="T1"> After clicking on</text:span></text:p>
            <text:p><text:span text:style-name="T1">Export Organization feature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<text:s/>Export Organization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/>
          <table:table-cell table:style-name="ce3" table:number-columns-repeated="4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_11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After login user should able to click </text:p>
            <text:p>On Find Duplicates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 Find Duplicates</text:span></text:p>
            <text:p>should be open</text:p>
            <text:p><text:span text:style-name="T1"> After clicking on</text:span></text:p>
            <text:p><text:span text:style-name="T1"> Find Duplicates features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<text:s/>Find Duplicate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/>
          <table:table-cell table:style-name="ce3" table:number-columns-repeated="4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_12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After login user should able to click </text:p>
            <text:p>On Organizations settings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Organizations settings</text:span></text:p>
            <text:p>should be open</text:p>
            <text:p><text:span text:style-name="T1"> After clicking on</text:span></text:p>
            <text:p><text:span text:style-name="T1">Organizations settings features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Organizations setting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/>
          <table:table-cell table:style-name="ce3" table:number-columns-repeated="4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_13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Search for text field </text:p>
            <text:p>should be present on page </text:p>
            <text:p>And is visible to the user  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Search for text field </text:span></text:p>
            <text:p><text:span text:style-name="T1">should be present on Organization page 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table:style-name="Default"/>
          <table:table-cell table:number-columns-spanned="4" table:number-rows-spanned="1"/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/>
          <table:table-cell table:style-name="ce3" table:number-columns-repeated="4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_14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able to pass </text:p>
            <text:p>Input to the Search for text field.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Search for text field </text:span></text:p>
            <text:p><text:span text:style-name="T1">should accept the input.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Enter the input in the search for text field.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/>
          <table:table-cell table:style-name="ce3" table:number-columns-repeated="4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_15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able </text:p>
            <text:p>To click on save butt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After clicking on save button,</text:span></text:p>
            <text:p><text:span text:style-name="T1">Pop-up should be open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create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Click on save</text:p>
          </table:table-cell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_16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able </text:p>
            <text:p>to click on cancel butt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After clicking on cancel button, </text:p>
            <text:p>Organization home page </text:p>
            <text:p>Should be open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create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Click on cancel</text:p>
          </table:table-cell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_17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able </text:p>
            <text:p>to click on search now butt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After clicking on search now button, </text:p>
            <text:p>New page </text:p>
            <text:p>Should be open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Click on search now</text:p>
          </table:table-cell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_18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able </text:p>
            <text:p>to click on delete butt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After clicking on delete button, </text:p>
            <text:p>Organization should be deleted.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Select one Organization name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click on delete button</text:p>
          </table:table-cell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_19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able </text:p>
            <text:p>to click on send mail butt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After clicking on send mail button, </text:p>
            <text:p>Pop-up should be opened..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send mail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office:value-type="float" office:value="5" calcext:value-type="float">
            <text:p>5</text:p>
          </table:table-cell>
          <table:table-cell table:style-name="ce7" table:number-columns-spanned="4" table:number-rows-spanned="1"/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_20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able </text:p>
            <text:p>to click on send sms butt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After clicking on send sms button, </text:p>
            <text:p>Pop-up should be opened..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send sm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office:value-type="float" office:value="5" calcext:value-type="float">
            <text:p>5</text:p>
          </table:table-cell>
          <table:table-cell table:style-name="ce7" table:number-columns-spanned="4" table:number-rows-spanned="1"/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_21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Verify Industry drop down has </text:p>
            <text:p>Default selected opti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On create organization,</text:p>
            <text:p> check industry drop down </text:p>
            <text:p>Has default selected option or not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create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table:style-name="Default"/>
          <table:table-cell table:style-name="ce7" table:number-columns-spanned="4" table:number-rows-spanned="1"/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_22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Verify type drop down has </text:p>
            <text:p>Default selected opti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On create organization,</text:p>
            <text:p> check type drop down </text:p>
            <text:p>Has default selected option or not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create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table:style-name="Default"/>
          <table:table-cell table:style-name="ce7" table:number-columns-spanned="4" table:number-rows-spanned="1"/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_23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Verify rating drop down has </text:p>
            <text:p>Default selected opti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On create organization,</text:p>
            <text:p> check rating drop down </text:p>
            <text:p>Has default selected option or not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create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table:style-name="Default"/>
          <table:table-cell table:style-name="ce7" table:number-columns-spanned="4" table:number-rows-spanned="1"/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</text:p>
          </table:table-cell>
          <table:covered-table-cell/>
          <table:table-cell table:style-name="ce2" office:value-type="string" calcext:value-type="string" table:number-columns-spanned="2" table:number-rows-spanned="5">
            <text:p>Organization_24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Verify filter drop down has </text:p>
            <text:p>Default selected opti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check filter drop down </text:p>
            <text:p>Has default selected option or not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ORGANIZATION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table:style-name="Default"/>
          <table:table-cell table:number-columns-spanned="4" table:number-rows-spanned="1"/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table:style-name="Default"/>
          <table:table-cell table:style-name="ce7" table:number-columns-spanned="4" table:number-rows-spanned="1"/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 table:number-rows-repeated="21">
          <table:table-cell table:number-columns-repeated="15"/>
          <table:table-cell table:style-name="ce3" table:number-columns-repeated="2"/>
          <table:table-cell/>
          <table:table-cell table:style-name="ce3" table:number-columns-repeated="7"/>
          <table:table-cell table:number-columns-repeated="13"/>
        </table:table-row>
        <table:table-row table:style-name="ro1">
          <table:table-cell table:number-columns-repeated="15"/>
          <table:table-cell table:style-name="ce3" table:number-columns-repeated="2"/>
          <table:table-cell/>
          <table:table-cell table:style-name="ce3" table:number-columns-repeated="7"/>
          <table:table-cell table:number-columns-repeated="13"/>
        </table:table-row>
      </table:table>
      <table:table table:name="Contacts" table:style-name="ta1">
        <table:table-column table:style-name="co1" table:default-cell-style-name="Default"/>
        <table:table-column table:style-name="co1" table:number-columns-repeated="14" table:default-cell-style-name="ce3"/>
        <table:table-column table:style-name="co2" table:default-cell-style-name="Default"/>
        <table:table-column table:style-name="co3" table:default-cell-style-name="Default"/>
        <table:table-column table:style-name="co1" table:default-cell-style-name="ce6"/>
        <table:table-column table:style-name="co1" table:default-cell-style-name="ce16"/>
        <table:table-column table:style-name="co1" table:number-columns-repeated="3" table:default-cell-style-name="ce10"/>
        <table:table-column table:style-name="co1" table:default-cell-style-name="ce19"/>
        <table:table-column table:style-name="co4" table:default-cell-style-name="ce19"/>
        <table:table-column table:style-name="co1" table:default-cell-style-name="ce19"/>
        <table:table-column table:style-name="co1" table:number-columns-repeated="3" table:default-cell-style-name="ce3"/>
        <table:table-column table:style-name="co1" table:number-columns-repeated="2" table:default-cell-style-name="ce6"/>
        <table:table-column table:style-name="co1" table:number-columns-repeated="4" table:default-cell-style-name="ce3"/>
        <table:table-column table:style-name="co1" table:default-cell-style-name="ce21"/>
        <table:table-column table:style-name="co1" table:number-columns-repeated="3" table:default-cell-style-name="ce3"/>
        <table:table-row table:style-name="ro1">
          <table:table-cell/>
          <table:table-cell table:style-name="Default" table:number-columns-repeated="14"/>
          <table:table-cell table:number-columns-repeated="2"/>
          <table:table-cell table:style-name="Default" table:number-columns-repeated="21"/>
        </table:table-row>
        <table:table-row table:style-name="ro2">
          <table:table-cell/>
          <table:table-cell table:style-name="ce1" office:value-type="string" calcext:value-type="string" table:number-columns-spanned="2" table:number-rows-spanned="1">
            <text:p>Project_Na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odule_Na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case_ID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everity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_Data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Pre-condition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Testing_Type</text:p>
          </table:table-cell>
          <table:covered-table-cell table:style-name="ce1"/>
          <table:table-cell table:style-name="ce4" office:value-type="string" calcext:value-type="string" table:number-columns-spanned="2" table:number-rows-spanned="1">
            <text:p>Brief_Description</text:p>
          </table:table-cell>
          <table:covered-table-cell table:style-name="ce4"/>
          <table:table-cell table:style-name="ce5" office:value-type="string" calcext:value-type="string">
            <text:p>Step_Number</text:p>
          </table:table-cell>
          <table:table-cell table:style-name="ce1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"/>
          <table:table-cell table:style-name="ce1" office:value-type="string" calcext:value-type="string" table:number-columns-spanned="3" table:number-rows-spanned="1">
            <text:p>Expected_Result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Actual_Result</text:p>
          </table:table-cell>
          <table:covered-table-cell table:number-columns-repeated="2" table:style-name="ce1"/>
          <table:table-cell table:style-name="ce5" office:value-type="string" calcext:value-type="string">
            <text:p>Status</text:p>
          </table:table-cell>
          <table:table-cell table:style-name="ce5" office:value-type="string" calcext:value-type="string">
            <text:p>Comments</text:p>
          </table:table-cell>
          <table:table-cell table:style-name="ce1" office:value-type="string" calcext:value-type="string" table:number-columns-spanned="2" table:number-rows-spanned="1">
            <text:p>Author_Nam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Reviewed_By</text:p>
          </table:table-cell>
          <table:covered-table-cell table:style-name="ce1"/>
          <table:table-cell table:style-name="ce13" office:value-type="string" calcext:value-type="string" table:number-columns-spanned="2" table:number-rows-spanned="1">
            <text:p>Reviewed_Date/</text:p>
            <text:p>Approved_Dat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pproved_By</text:p>
          </table:table-cell>
          <table:covered-table-cell table:style-name="ce1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1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After login user should able to click </text:p>
            <text:p><text:span text:style-name="T1">On Contacts</text:span></text:p>
          </table:table-cell>
          <table:covered-table-cell table:style-name="ce3"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Contacts</text:span> page should be open</text:p>
            <text:p><text:span text:style-name="T1"> After clicking on Contact</text:span> featur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table:style-name="Default"/>
          <table:table-cell table:style-name="ce8" table:number-columns-spanned="4" table:number-rows-spanned="1"/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2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After login user should able </text:p>
            <text:p><text:span text:style-name="T1">To click  On create Contacts</text:span></text:p>
          </table:table-cell>
          <table:covered-table-cell table:style-name="ce3"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Create Contact</text:span> page should be open  </text:p>
            <text:p>After clicking on Create </text:p>
            <text:p><text:span text:style-name="T1">Contact</text:span> featur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8"/>
          <table:covered-table-cell office:value-type="string" calcext:value-type="string">
            <text:p>Password:admin</text:p>
          </table:covered-table-cell>
          <table:covered-table-cell table:number-columns-repeated="5"/>
          <table:covered-table-cell table:number-columns-repeated="2" table:style-name="ce3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3"/>
          <table:covered-table-cell office:value-type="string" calcext:value-type="string">
            <text:p><text:s/>After clicking on organization feature</text:p>
          </table:covered-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create Contacts..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4"/>
          <table:covered-table-cell table:number-columns-repeated="2" table:style-name="ce3"/>
          <table:table-cell table:style-name="Default"/>
          <table:table-cell table:style-name="ce8" table:number-columns-spanned="4" table:number-rows-spanned="1"/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3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After login user should able to click </text:p>
            <text:p><text:span text:style-name="T1">On Search in Contacts</text:span>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Search in Contacts</text:span> page </text:p>
            <text:p>should be open</text:p>
            <text:p><text:span text:style-name="T1"> After clicking on Search </text:span></text:p>
            <text:p><text:span text:style-name="T1">In Contacts</text:span> featur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Search i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table:style-name="Default"/>
          <table:table-cell table:style-name="ce8" table:number-columns-spanned="4" table:number-rows-spanned="1"/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4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After login user should able to click </text:p>
            <text:p><text:span text:style-name="T1">On Open Calender</text:span>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Calender</text:span> pop-up </text:p>
            <text:p>should be open</text:p>
            <text:p><text:span text:style-name="T1"> After clicking on Open Calender</text:span> featur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Open Calender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/>
          <table:table-cell table:style-name="ce3" table:number-columns-repeated="4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5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After login user should able to click </text:p>
            <text:p>On Show world clock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Clock</text:span> pop-up </text:p>
            <text:p>should be open</text:p>
            <text:p><text:span text:style-name="T1"> After clicking on Show world clock</text:span> featur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Show world clock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/>
          <table:table-cell table:style-name="ce3" table:number-columns-repeated="4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6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After login user should able to click </text:p>
            <text:p>On Open Calculator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Calculator</text:span> pop-up </text:p>
            <text:p>should be open</text:p>
            <text:p><text:span text:style-name="T1"> After clicking on Open Calculator</text:span> featur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Open Calculator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/>
          <table:table-cell table:style-name="ce3" table:number-columns-repeated="4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7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After login user should able to click </text:p>
            <text:p>On Chat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Chat window</text:span> pop-up</text:p>
            <text:p>should be open</text:p>
            <text:p><text:span text:style-name="T1"> After clicking on chat</text:span> feature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Chat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/>
          <table:table-cell table:style-name="ce3" table:number-columns-repeated="4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8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After login user should able to click </text:p>
            <text:p>On Last Viewed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Last Viewed pop-up</text:span></text:p>
            <text:p>should be open</text:p>
            <text:p><text:span text:style-name="T1"> After clicking on Last Viewed feature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Last Viewed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/>
          <table:table-cell table:style-name="ce3" table:number-columns-repeated="4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9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After login user should able to click </text:p>
            <text:p><text:span text:style-name="T1">On Import Contacts</text:span>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 Import Organization details</text:span></text:p>
            <text:p>should be open</text:p>
            <text:p><text:span text:style-name="T1"> After clicking on</text:span></text:p>
            <text:p><text:span text:style-name="T1">Import Organization feature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<text:s/>Import Organization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/>
          <table:table-cell table:style-name="ce3" table:number-columns-repeated="4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10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After login user should able to click </text:p>
            <text:p><text:span text:style-name="T1">On Export Contacts</text:span>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Export Contact details</text:span></text:p>
            <text:p>should be open</text:p>
            <text:p><text:span text:style-name="T1"> After clicking on</text:span></text:p>
            <text:p><text:span text:style-name="T1">Export Contact feature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<text:s/>Export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/>
          <table:table-cell table:style-name="ce3" table:number-columns-repeated="4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11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After login user should able to click </text:p>
            <text:p><text:span text:style-name="T1">On Find Contacts</text:span>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 Find Duplicates</text:span></text:p>
            <text:p>should be open</text:p>
            <text:p><text:span text:style-name="T1"> After clicking on</text:span></text:p>
            <text:p><text:span text:style-name="T1"> Find Duplicates features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<text:s/>Find Duplicate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/>
          <table:table-cell table:style-name="ce3" table:number-columns-repeated="4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12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After login user should able to click </text:p>
            <text:p><text:span text:style-name="T1">On Contacts</text:span> settings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Contacts settings</text:span></text:p>
            <text:p>should be open</text:p>
            <text:p><text:span text:style-name="T1"> After clicking on</text:span></text:p>
            <text:p><text:span text:style-name="T1">Contacts settings features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<text:span text:style-name="T1">Click on Contacts</text:span> setting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/>
          <table:table-cell table:style-name="ce3" table:number-columns-repeated="4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</text:span>_13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Search for text field </text:p>
            <text:p>should be present on page </text:p>
            <text:p>And is visible to the user  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Search for text field </text:span></text:p>
            <text:p><text:span text:style-name="T1">should be present on Contacts page. 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table:style-name="Default"/>
          <table:table-cell table:number-columns-spanned="4" table:number-rows-spanned="1"/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/>
          <table:table-cell table:style-name="ce3" table:number-columns-repeated="4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14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able to pass </text:p>
            <text:p>Input to the Search for text field.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Search for text field </text:span></text:p>
            <text:p><text:span text:style-name="T1">should accept the input.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Enter the input in the search for text field.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/>
          <table:table-cell table:style-name="ce3" table:number-columns-repeated="4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15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able </text:p>
            <text:p>To click on save butt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22" office:value-type="string" calcext:value-type="string" table:number-columns-spanned="3" table:number-rows-spanned="5">
            <text:p><text:span text:style-name="T1">After clicking on save button,</text:span></text:p>
            <text:p><text:span text:style-name="T1">Pop-up should be open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create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Click on save</text:p>
          </table:table-cell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16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able </text:p>
            <text:p>to click on cancel butt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After clicking on cancel button, </text:p>
            <text:p><text:span text:style-name="T1">Contacts</text:span> home page </text:p>
            <text:p>Should be open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create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Click on cancel</text:p>
          </table:table-cell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Contacts_17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able </text:p>
            <text:p>to click on delete butt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After clicking on delete button, </text:p>
            <text:p><text:span text:style-name="T1">Pop-up should be open</text:span>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Select one Contact name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click on delete button</text:p>
          </table:table-cell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Contacts_18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able </text:p>
            <text:p>to click on send mail butt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After clicking on send mail button, </text:p>
            <text:p>Pop-up should be opened..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send mail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 office:value-type="float" office:value="5" calcext:value-type="float">
            <text:p>5</text:p>
          </table:table-cell>
          <table:table-cell table:style-name="ce7" table:number-columns-spanned="4" table:number-rows-spanned="1"/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19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able </text:p>
            <text:p>to click on send sms butto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After clicking on send sms button, </text:p>
            <text:p>Pop-up should be opened..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send sm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 office:value-type="float" office:value="5" calcext:value-type="float">
            <text:p>5</text:p>
          </table:table-cell>
          <table:table-cell table:style-name="ce7" table:number-columns-spanned="4" table:number-rows-spanned="1"/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20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able to select </text:p>
            <text:p>Options present in drop dow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From ‘In’ drop down </text:p>
            <text:p>User should be able to </text:p>
            <text:p>Select the options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Search for ‘In’ drop down 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/>
          <table:table-cell table:style-name="ce7" table:number-columns-spanned="4" table:number-rows-spanned="1"/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21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able to select </text:p>
            <text:p><text:span text:style-name="T1">Options present in </text:span></text:p>
            <text:p><text:span text:style-name="T1">‘Filters’</text:span> drop dow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From ‘Filters</text:span>’ drop down </text:p>
            <text:p>User should be able to </text:p>
            <text:p>Select the options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Search for ‘Filters’ drop down 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/>
          <table:table-cell table:style-name="ce7" table:number-columns-spanned="4" table:number-rows-spanned="1"/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22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able to select </text:p>
            <text:p><text:span text:style-name="T1">Options present in </text:span></text:p>
            <text:p><text:span text:style-name="T1">First Name</text:span> drop dow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From ‘First Name</text:span>’ drop down </text:p>
            <text:p>User should be able to </text:p>
            <text:p>Select the options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create Contacts 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Search for ‘First Name’ drop down </text:p>
          </table:table-cell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23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able to select </text:p>
            <text:p>Options present in</text:p>
            <text:p><text:span text:style-name="T1">‘Lead Source’</text:span> drop dow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From ‘Lead Source</text:span>’ drop down </text:p>
            <text:p>User should be able to </text:p>
            <text:p>Select the options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create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Search for ‘Lead Source’ drop down</text:p>
          </table:table-cell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6">
            <text:p>V-tiger</text:p>
          </table:table-cell>
          <table:covered-table-cell/>
          <table:table-cell table:style-name="ce2" office:value-type="string" calcext:value-type="string" table:number-columns-spanned="2" table:number-rows-spanned="6">
            <text:p>Contacts</text:p>
          </table:table-cell>
          <table:covered-table-cell/>
          <table:table-cell table:style-name="ce2" office:value-type="string" calcext:value-type="string" table:number-columns-spanned="2" table:number-rows-spanned="6">
            <text:p><text:span text:style-name="T1">Contacts</text:span>_24</text:p>
          </table:table-cell>
          <table:covered-table-cell/>
          <table:table-cell table:style-name="ce2" office:value-type="string" calcext:value-type="string" table:number-columns-spanned="2" table:number-rows-spanned="6">
            <text:p>High</text:p>
          </table:table-cell>
          <table:covered-table-cell/>
          <table:table-cell table:style-name="ce2" office:value-type="string" calcext:value-type="string" table:number-columns-spanned="2" table:number-rows-spanned="6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6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6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6">
            <text:p>User should able to select </text:p>
            <text:p>Options present in</text:p>
            <text:p>'User’ drop dow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From ‘User</text:span>’ drop down </text:p>
            <text:p>User should be able to </text:p>
            <text:p>Select the options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create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Click on User radio button</text:p>
          </table:table-cell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>
          <table:table-cell/>
          <table:covered-table-cell table:number-columns-repeated="14" table:style-name="Default"/>
          <table:covered-table-cell table:number-columns-repeated="2"/>
          <table:table-cell table:style-name="Default" office:value-type="float" office:value="6" calcext:value-type="float">
            <text:p>6</text:p>
          </table:table-cell>
          <table:table-cell table:style-name="ce8" office:value-type="string" calcext:value-type="string" table:number-columns-spanned="4" table:number-rows-spanned="1">
            <text:p>Search for ‘User’ drop down </text:p>
          </table:table-cell>
          <table:covered-table-cell table:number-columns-repeated="3" table:style-name="Default"/>
          <table:table-cell table:style-name="Default" table:number-columns-repeated="16"/>
        </table:table-row>
        <table:table-row table:style-name="ro1">
          <table:table-cell/>
          <table:table-cell table:style-name="ce2" office:value-type="string" calcext:value-type="string" table:number-columns-spanned="2" table:number-rows-spanned="6">
            <text:p>V-tiger</text:p>
          </table:table-cell>
          <table:covered-table-cell/>
          <table:table-cell table:style-name="ce2" office:value-type="string" calcext:value-type="string" table:number-columns-spanned="2" table:number-rows-spanned="6">
            <text:p>Contacts</text:p>
          </table:table-cell>
          <table:covered-table-cell/>
          <table:table-cell table:style-name="ce2" office:value-type="string" calcext:value-type="string" table:number-columns-spanned="2" table:number-rows-spanned="6">
            <text:p><text:span text:style-name="T1">Contacts</text:span>_24</text:p>
          </table:table-cell>
          <table:covered-table-cell/>
          <table:table-cell table:style-name="ce2" office:value-type="string" calcext:value-type="string" table:number-columns-spanned="2" table:number-rows-spanned="6">
            <text:p>High</text:p>
          </table:table-cell>
          <table:covered-table-cell/>
          <table:table-cell table:style-name="ce2" office:value-type="string" calcext:value-type="string" table:number-columns-spanned="2" table:number-rows-spanned="6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6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6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6">
            <text:p>User should able to select </text:p>
            <text:p>Options present in</text:p>
            <text:p>'Group’ drop dow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From ‘Group0</text:span>’ drop down </text:p>
            <text:p>User should be able to </text:p>
            <text:p>Select the options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create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Click on Group radio button</text:p>
          </table:table-cell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>
          <table:table-cell/>
          <table:covered-table-cell table:number-columns-repeated="14" table:style-name="Default"/>
          <table:covered-table-cell table:number-columns-repeated="2"/>
          <table:table-cell table:style-name="Default" office:value-type="float" office:value="6" calcext:value-type="float">
            <text:p>6</text:p>
          </table:table-cell>
          <table:table-cell table:style-name="ce8" office:value-type="string" calcext:value-type="string" table:number-columns-spanned="4" table:number-rows-spanned="1">
            <text:p>Search for ‘Group’ drop down </text:p>
          </table:table-cell>
          <table:covered-table-cell table:number-columns-repeated="3" table:style-name="Default"/>
          <table:table-cell table:style-name="Default" table:number-columns-repeated="16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26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able to select </text:p>
            <text:p><text:span text:style-name="T1">Options present in </text:span></text:p>
            <text:p><text:span text:style-name="T1">‘Filters’</text:span> drop dow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In create Contacts..</text:span></text:p>
            <text:p><text:span text:style-name="T1">From ‘Filters</text:span>’ drop down </text:p>
            <text:p>User should be able to </text:p>
            <text:p>Select the options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create Contacts..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Search for ‘Filters’ drop down </text:p>
          </table:table-cell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27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able to select </text:p>
            <text:p><text:span text:style-name="T1">Options present in </text:span></text:p>
            <text:p><text:span text:style-name="T1">‘Local time’</text:span> drop dow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In Open World clock, </text:span></text:p>
            <text:p><text:span text:style-name="T1">From ‘Local time</text:span>’ drop down </text:p>
            <text:p>User should be able to </text:p>
            <text:p>Select the options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open World Clock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Search for ‘Local time’ drop down </text:p>
          </table:table-cell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28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able to select </text:p>
            <text:p><text:span text:style-name="T1">Options present in </text:span></text:p>
            <text:p><text:span text:style-name="T1">'File Type’</text:span> drop dow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In Import Contacts, </text:span></text:p>
            <text:p><text:span text:style-name="T1">From 'File Type’</text:span> drop down </text:p>
            <text:p>User should be able to </text:p>
            <text:p>Select the options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Import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<text:span text:style-name="T1">Search for 'File Type’</text:span> drop down </text:p>
          </table:table-cell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29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able to select </text:p>
            <text:p><text:span text:style-name="T1">Options present in </text:span></text:p>
            <text:p><text:span text:style-name="T1">‘Character Encoding’</text:span> drop dow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In  Import Contacts, </text:span></text:p>
            <text:p><text:span text:style-name="T1">From ‘Character Encoding</text:span>’ drop down </text:p>
            <text:p>User should be able to </text:p>
            <text:p>Select the options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Import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<text:span text:style-name="T1">Search for ‘Character Encoding</text:span>’ drop down </text:p>
          </table:table-cell>
          <table:covered-table-cell table:number-columns-repeated="3" table:style-name="ce3"/>
          <table:covered-table-cell table:number-columns-repeated="3"/>
          <table:table-cell table:number-columns-repeated="13"/>
        </table:table-row>
        <table:table-row table:style-name="ro1">
          <table:table-cell/>
          <table:table-cell table:style-name="ce2" office:value-type="string" calcext:value-type="string" table:number-columns-spanned="2" table:number-rows-spanned="5">
            <text:p>V-tiger</text:p>
          </table:table-cell>
          <table:covered-table-cell/>
          <table:table-cell table:style-name="ce2" office:value-type="string" calcext:value-type="string" table:number-columns-spanned="2" table:number-rows-spanned="5">
            <text:p>Contacts</text:p>
          </table:table-cell>
          <table:covered-table-cell/>
          <table:table-cell table:style-name="ce2" office:value-type="string" calcext:value-type="string" table:number-columns-spanned="2" table:number-rows-spanned="5">
            <text:p><text:span text:style-name="T1">Contacts</text:span>_30</text:p>
          </table:table-cell>
          <table:covered-table-cell/>
          <table:table-cell table:style-name="ce2" office:value-type="string" calcext:value-type="string" table:number-columns-spanned="2" table:number-rows-spanned="5">
            <text:p>High</text:p>
          </table:table-cell>
          <table:covered-table-cell/>
          <table:table-cell table:style-name="ce2" office:value-type="string" calcext:value-type="string" table:number-columns-spanned="2" table:number-rows-spanned="5">
            <text:p>username:admin</text:p>
            <text:p>Password:admin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be logged in</text:p>
          </table:table-cell>
          <table:covered-table-cell/>
          <table:table-cell table:style-name="ce2" office:value-type="string" calcext:value-type="string" table:number-columns-spanned="2" table:number-rows-spanned="5">
            <text:p>Functionality Testing</text:p>
          </table:table-cell>
          <table:covered-table-cell/>
          <table:table-cell table:style-name="ce2" office:value-type="string" calcext:value-type="string" table:number-columns-spanned="2" table:number-rows-spanned="5">
            <text:p>User should able to select </text:p>
            <text:p><text:span text:style-name="T1">Options present in </text:span></text:p>
            <text:p><text:span text:style-name="T1">‘Delimiter’</text:span> drop down</text:p>
          </table:table-cell>
          <table:covered-table-cell/>
          <table:table-cell office:value-type="float" office:value="1" calcext:value-type="float">
            <text:p>1</text:p>
          </table:table-cell>
          <table:table-cell table:style-name="ce7" office:value-type="string" calcext:value-type="string" table:number-columns-spanned="4" table:number-rows-spanned="1">
            <text:p>Launch the Browser</text:p>
          </table:table-cell>
          <table:covered-table-cell table:number-columns-repeated="3"/>
          <table:table-cell table:style-name="ce11" office:value-type="string" calcext:value-type="string" table:number-columns-spanned="3" table:number-rows-spanned="5">
            <text:p><text:span text:style-name="T1">In Import Contacts, </text:span></text:p>
            <text:p><text:span text:style-name="T1">From ‘Delimiter</text:span>’ drop down </text:p>
            <text:p>User should be able to </text:p>
            <text:p>Select the options</text:p>
          </table:table-cell>
          <table:covered-table-cell table:number-columns-repeated="2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2" calcext:value-type="float">
            <text:p>2</text:p>
          </table:table-cell>
          <table:table-cell table:style-name="ce8" office:value-type="string" calcext:value-type="string" table:number-columns-spanned="4" table:number-rows-spanned="1">
            <text:p>Launch the url (<text:a xlink:href="http://localhost:8888/" xlink:type="simple">http://localhost:8888</text:a>)</text:p>
          </table:table-cell>
          <table:covered-table-cell table:number-columns-repeated="6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3" calcext:value-type="float">
            <text:p>3</text:p>
          </table:table-cell>
          <table:table-cell office:value-type="string" calcext:value-type="string" table:number-columns-spanned="4" table:number-rows-spanned="1">
            <text:p>On Home page click on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number-columns-repeated="16"/>
          <table:table-cell office:value-type="float" office:value="4" calcext:value-type="float">
            <text:p>4</text:p>
          </table:table-cell>
          <table:table-cell office:value-type="string" calcext:value-type="string" table:number-columns-spanned="4" table:number-rows-spanned="1">
            <text:p>Click on Import Contacts</text:p>
          </table:table-cell>
          <table:covered-table-cell table:number-columns-repeated="3" table:style-name="ce16"/>
          <table:covered-table-cell table:number-columns-repeated="3"/>
          <table:table-cell table:number-columns-spanned="3" table:number-rows-spanned="1"/>
          <table:covered-table-cell table:number-columns-repeated="2"/>
          <table:table-cell table:number-columns-repeated="2"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  <table:table-cell table:number-columns-spanned="2" table:number-rows-spanned="1"/>
          <table:covered-table-cell/>
        </table:table-row>
        <table:table-row table:style-name="ro1">
          <table:table-cell/>
          <table:covered-table-cell table:style-name="ce2"/>
          <table:covered-table-cell table:number-columns-repeated="13"/>
          <table:covered-table-cell table:number-columns-repeated="2" table:style-name="ce3"/>
          <table:table-cell office:value-type="float" office:value="5" calcext:value-type="float">
            <text:p>5</text:p>
          </table:table-cell>
          <table:table-cell table:style-name="ce7" office:value-type="string" calcext:value-type="string" table:number-columns-spanned="4" table:number-rows-spanned="1">
            <text:p>Search for ‘Delimiter’ drop down </text:p>
          </table:table-cell>
          <table:covered-table-cell table:number-columns-repeated="3" table:style-name="ce3"/>
          <table:covered-table-cell table:number-columns-repeated="3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IN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00:47:40.86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2T00:34:39.669000000</meta:creation-date>
    <dc:date>2024-01-03T01:16:43.513000000</dc:date>
    <meta:editing-duration>PT2H19M32S</meta:editing-duration>
    <meta:editing-cycles>41</meta:editing-cycles>
    <meta:generator>XLSX_Editor/6.2.8.2$Windows_x86 LibreOffice_project/</meta:generator>
    <meta:document-statistic meta:table-count="2" meta:cell-count="991" meta:object-count="0"/>
  </office:meta>
</office:document-meta>
</file>